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mi-linux.wlv.ac.uk/~2222880/prototype3.ht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hnson, Luke</meta:initial-creator>
    <dc:creator>Johnson, Luke</dc:creator>
    <meta:creation-date>2022-12-07T11:19:00Z</meta:creation-date>
    <dc:date>2022-12-07T11:20:00Z</dc:date>
    <meta:template xlink:href="Normal" xlink:type="simple"/>
    <meta:editing-cycles>3</meta:editing-cycles>
    <meta:editing-duration>PT0S</meta:editing-duration>
    <meta:document-statistic meta:page-count="1" meta:paragraph-count="1" meta:word-count="7" meta:character-count="51" meta:row-count="1" meta:non-whitespace-character-count="45"/>
  </office:meta>
</office:document-meta>
</file>